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Neuen Autor erstell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Name des Autor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des Autors</text:p>
          </table:table-cell>
          <table:table-cell table:style-name="TableCell31">
            <text:p text:style-name="P32">`</text:p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asswort widerhol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dministrator</text:p>
          </table:table-cell>
          <table:table-cell table:style-name="TableCell50">
            <text:p text:style-name="P51">Als Administrator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Autor über sich selbs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ackToList</text:p>
          </table:table-cell>
          <table:table-cell table:style-name="TableCell64">
            <text:p text:style-name="P65">Zurück zur Autorenliste</text:p>
          </table:table-cell>
          <table:table-cell table:style-name="TableCell66"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3T20:53:00Z</dc:date>
    <meta:template xlink:href="Normal.dotm" xlink:type="simple"/>
    <meta:editing-cycles>5</meta:editing-cycles>
    <meta:editing-duration>PT120S</meta:editing-duration>
    <meta:document-statistic meta:page-count="1" meta:paragraph-count="1" meta:word-count="41" meta:character-count="280" meta:row-count="2" meta:non-whitespace-character-count="240"/>
  </office:meta>
</office:document-meta>
</file>